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Lucida Console', monospace"/>
    <style:font-face style:name="Droid Sans Mono" svg:font-family="'Droid Sans Mono', monospace, monospace"/>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arial" svg:font-family="arial, sans-serif"/>
    <style:font-face style:name="sans-serif" svg:font-family="sans-serif"/>
    <style:font-face style:name="ui-monospace" svg:font-family="ui-monospace, 'Cascadia Mono', 'Segoe UI Mono', 'Liberation Mono', Menlo, Monaco, Consolas,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956" officeooo:paragraph-rsid="000a5956"/>
    </style:style>
    <style:style style:name="P2" style:family="paragraph" style:parent-style-name="Standard">
      <style:text-properties officeooo:rsid="000a5956" officeooo:paragraph-rsid="000baa67"/>
    </style:style>
    <style:style style:name="P3" style:family="paragraph" style:parent-style-name="Standard">
      <style:text-properties officeooo:rsid="000a5956" officeooo:paragraph-rsid="000cbf42"/>
    </style:style>
    <style:style style:name="P4" style:family="paragraph" style:parent-style-name="Standard">
      <style:text-properties officeooo:rsid="000cbf42" officeooo:paragraph-rsid="000cbf42"/>
    </style:style>
    <style:style style:name="P5" style:family="paragraph" style:parent-style-name="Standard">
      <style:text-properties officeooo:rsid="000f5ed2" officeooo:paragraph-rsid="000f5ed2"/>
    </style:style>
    <style:style style:name="P6" style:family="paragraph" style:parent-style-name="Standard">
      <style:text-properties officeooo:rsid="00120903" officeooo:paragraph-rsid="00120903"/>
    </style:style>
    <style:style style:name="P7" style:family="paragraph" style:parent-style-name="Standard">
      <style:text-properties officeooo:rsid="0013de16" officeooo:paragraph-rsid="0013de16"/>
    </style:style>
    <style:style style:name="P8" style:family="paragraph" style:parent-style-name="Standard">
      <style:text-properties officeooo:rsid="00159248" officeooo:paragraph-rsid="00159248"/>
    </style:style>
    <style:style style:name="P9" style:family="paragraph" style:parent-style-name="Standard">
      <style:text-properties officeooo:rsid="0015a448" officeooo:paragraph-rsid="0015a448"/>
    </style:style>
    <style:style style:name="P10" style:family="paragraph" style:parent-style-name="Standard">
      <style:text-properties fo:font-variant="normal" fo:text-transform="none" fo:color="#008800" style:font-name="Consolas" fo:font-size="9pt" fo:letter-spacing="normal" fo:font-style="normal" fo:font-weight="normal" officeooo:rsid="000f5ed2" officeooo:paragraph-rsid="000f5ed2" loext:padding="0in" loext:border="none"/>
    </style:style>
    <style:style style:name="P11" style:family="paragraph" style:parent-style-name="Standard">
      <style:text-properties fo:font-variant="normal" fo:text-transform="none" fo:color="#232629" style:font-name="ui-monospace" fo:font-size="9.75pt" fo:letter-spacing="normal" fo:font-style="normal" fo:font-weight="normal" officeooo:rsid="00264da5" officeooo:paragraph-rsid="00264da5"/>
    </style:style>
    <style:style style:name="P12" style:family="paragraph" style:parent-style-name="Standard">
      <style:text-properties fo:font-variant="normal" fo:text-transform="none" fo:color="#232629" style:font-name="ui-monospace" fo:font-size="9.75pt" fo:letter-spacing="normal" fo:font-style="normal" fo:font-weight="normal" officeooo:rsid="0028e7e4" officeooo:paragraph-rsid="0028e7e4"/>
    </style:style>
    <style:style style:name="P13" style:family="paragraph" style:parent-style-name="Standard">
      <style:text-properties fo:font-variant="normal" fo:text-transform="none" fo:color="#232629" style:font-name="ui-monospace" fo:font-size="9.75pt" fo:letter-spacing="normal" fo:font-style="normal" fo:font-weight="normal" officeooo:rsid="0028e7e4" officeooo:paragraph-rsid="002bffa8"/>
    </style:style>
    <style:style style:name="P14" style:family="paragraph" style:parent-style-name="Standard">
      <style:text-properties fo:font-variant="normal" fo:text-transform="none" fo:color="#232629" style:font-name="ui-monospace" fo:font-size="9.75pt" fo:letter-spacing="normal" fo:font-style="normal" fo:font-weight="normal" officeooo:rsid="0028e7e4" officeooo:paragraph-rsid="002cd46d"/>
    </style:style>
    <style:style style:name="P15" style:family="paragraph" style:parent-style-name="Standard">
      <style:text-properties fo:font-variant="normal" fo:text-transform="none" fo:color="#232629" style:font-name="ui-monospace" fo:font-size="9.75pt" fo:letter-spacing="normal" fo:font-style="normal" fo:font-weight="normal" officeooo:rsid="0033c60c" officeooo:paragraph-rsid="0033c60c"/>
    </style:style>
    <style:style style:name="P16" style:family="paragraph" style:parent-style-name="Standard">
      <style:text-properties officeooo:rsid="001938d2" officeooo:paragraph-rsid="001938d2"/>
    </style:style>
    <style:style style:name="P17" style:family="paragraph" style:parent-style-name="Standard">
      <style:text-properties fo:color="#d4d4d4" style:font-name="Droid Sans Mono" fo:font-size="12pt" fo:font-weight="normal" officeooo:rsid="001938d2" officeooo:paragraph-rsid="001938d2" fo:background-color="#1e1e1e"/>
    </style:style>
    <style:style style:name="P18" style:family="paragraph" style:parent-style-name="Standard">
      <style:text-properties officeooo:paragraph-rsid="001938d2"/>
    </style:style>
    <style:style style:name="P19" style:family="paragraph" style:parent-style-name="Standard">
      <style:text-properties officeooo:rsid="001c769f" officeooo:paragraph-rsid="001c769f"/>
    </style:style>
    <style:style style:name="P20" style:family="paragraph" style:parent-style-name="Standard">
      <style:text-properties officeooo:rsid="001dc466" officeooo:paragraph-rsid="001dc466"/>
    </style:style>
    <style:style style:name="P21" style:family="paragraph" style:parent-style-name="Standard">
      <style:text-properties officeooo:rsid="0022b556" officeooo:paragraph-rsid="0022b556"/>
    </style:style>
    <style:style style:name="P22" style:family="paragraph" style:parent-style-name="Standard">
      <style:text-properties officeooo:rsid="004b3ead" officeooo:paragraph-rsid="0022f697"/>
    </style:style>
    <style:style style:name="P23" style:family="paragraph" style:parent-style-name="Standard">
      <style:text-properties officeooo:rsid="004a91c7" officeooo:paragraph-rsid="0022f697"/>
    </style:style>
    <style:style style:name="P24" style:family="paragraph" style:parent-style-name="Standard">
      <style:text-properties officeooo:paragraph-rsid="0022f697"/>
    </style:style>
    <style:style style:name="P25" style:family="paragraph" style:parent-style-name="Standard">
      <style:text-properties officeooo:paragraph-rsid="00264da5"/>
    </style:style>
    <style:style style:name="P26" style:family="paragraph" style:parent-style-name="Standard">
      <style:text-properties officeooo:rsid="0026da0a" officeooo:paragraph-rsid="0026da0a"/>
    </style:style>
    <style:style style:name="P27" style:family="paragraph" style:parent-style-name="Standard">
      <style:text-properties officeooo:rsid="00286342" officeooo:paragraph-rsid="00286342"/>
    </style:style>
    <style:style style:name="P28" style:family="paragraph" style:parent-style-name="Standard">
      <style:text-properties fo:font-variant="normal" fo:text-transform="none" fo:color="#202020" style:font-name="Helvetica" fo:font-size="9.75pt" fo:letter-spacing="normal" fo:font-style="normal" fo:font-weight="normal" officeooo:rsid="00a09293" officeooo:paragraph-rsid="002bffa8" style:font-weight-asian="normal" style:font-weight-complex="normal"/>
    </style:style>
    <style:style style:name="P29" style:family="paragraph" style:parent-style-name="Standard">
      <style:text-properties fo:font-variant="normal" fo:text-transform="none" fo:color="#202020" style:font-name="Helvetica" fo:font-size="12pt" fo:letter-spacing="normal" fo:font-style="normal" fo:font-weight="normal" officeooo:rsid="00a09293" officeooo:paragraph-rsid="002cd46d" style:font-weight-asian="normal" style:font-weight-complex="normal"/>
    </style:style>
    <style:style style:name="P30" style:family="paragraph" style:parent-style-name="Standard">
      <style:text-properties fo:font-variant="normal" fo:text-transform="none" fo:color="#202020" style:font-name="Helvetica" fo:font-size="12pt" fo:letter-spacing="normal" fo:font-style="normal" fo:font-weight="normal" officeooo:rsid="00a09293" officeooo:paragraph-rsid="002cd46d" style:font-name-asian="sans-serif" style:font-size-asian="11.25pt" style:font-style-asian="normal" style:font-weight-asian="normal" style:font-weight-complex="normal"/>
    </style:style>
    <style:style style:name="P31" style:family="paragraph" style:parent-style-name="Standard">
      <style:text-properties fo:font-variant="normal" fo:text-transform="none" fo:color="#202020" style:font-name="Helvetica" fo:font-size="12pt" fo:letter-spacing="normal" fo:font-style="normal" fo:font-weight="normal" officeooo:rsid="00a09293" officeooo:paragraph-rsid="002e9522" style:font-name-asian="sans-serif" style:font-size-asian="11.25pt" style:font-style-asian="normal" style:font-weight-asian="normal" style:font-weight-complex="normal"/>
    </style:style>
    <style:style style:name="P32" style:family="paragraph" style:parent-style-name="Standard">
      <style:text-properties fo:font-variant="normal" fo:text-transform="none" fo:color="#202020" style:font-name="Helvetica" fo:font-size="12pt" fo:letter-spacing="normal" fo:font-style="normal" fo:font-weight="normal" officeooo:rsid="00a09293" officeooo:paragraph-rsid="00301beb" style:font-name-asian="sans-serif" style:font-size-asian="11.25pt" style:font-style-asian="normal" style:font-weight-asian="normal" style:font-weight-complex="normal"/>
    </style:style>
    <style:style style:name="P33" style:family="paragraph" style:parent-style-name="Standard">
      <style:text-properties fo:font-variant="normal" fo:text-transform="none" fo:color="#202020" style:font-name="Helvetica" fo:font-size="12pt" fo:letter-spacing="normal" fo:font-style="normal" fo:font-weight="normal" officeooo:rsid="00a09293" officeooo:paragraph-rsid="0033c60c" style:font-name-asian="sans-serif" style:font-size-asian="11.25pt" style:font-style-asian="normal" style:font-weight-asian="normal" style:font-weight-complex="normal"/>
    </style:style>
    <style:style style:name="P34" style:family="paragraph" style:parent-style-name="Standard">
      <style:text-properties fo:font-variant="normal" fo:text-transform="none" fo:color="#202020" style:font-name="Helvetica" fo:font-size="12pt" fo:letter-spacing="normal" fo:font-style="normal" fo:font-weight="normal" officeooo:rsid="00345452" officeooo:paragraph-rsid="00345452" style:font-name-asian="sans-serif" style:font-size-asian="11.25pt" style:font-style-asian="normal" style:font-weight-asian="normal" style:font-weight-complex="normal"/>
    </style:style>
    <style:style style:name="T1" style:family="text">
      <style:text-properties fo:font-variant="normal" fo:text-transform="none" fo:color="#000088" style:font-name="Consolas" fo:font-size="9pt" fo:letter-spacing="normal" fo:font-style="normal" fo:font-weight="normal" loext:padding="0in" loext:border="none"/>
    </style:style>
    <style:style style:name="T2" style:family="text">
      <style:text-properties fo:font-variant="normal" fo:text-transform="none" fo:color="#000000" style:font-name="Consolas" fo:font-size="9pt" fo:letter-spacing="normal" fo:font-style="normal" fo:font-weight="normal" loext:padding="0in" loext:border="none"/>
    </style:style>
    <style:style style:name="T3" style:family="text">
      <style:text-properties fo:font-variant="normal" fo:text-transform="none" fo:color="#000000" fo:letter-spacing="normal" loext:padding="0in" loext:border="none"/>
    </style:style>
    <style:style style:name="T4" style:family="text">
      <style:text-properties fo:font-variant="normal" fo:text-transform="none" fo:color="#666600" style:font-name="Consolas" fo:font-size="9pt" fo:letter-spacing="normal" fo:font-style="normal" fo:font-weight="normal" loext:padding="0in" loext:border="none"/>
    </style:style>
    <style:style style:name="T5" style:family="text">
      <style:text-properties fo:font-variant="normal" fo:text-transform="none" fo:color="#008800" style:font-name="Consolas" fo:font-size="9pt" fo:letter-spacing="normal" fo:font-style="normal" fo:font-weight="normal" loext:padding="0in" loext:border="none"/>
    </style:style>
    <style:style style:name="T6" style:family="text">
      <style:text-properties fo:font-variant="normal" fo:text-transform="none" fo:color="#57606a" style:font-name="apple-system" fo:font-size="15pt" fo:letter-spacing="normal" fo:font-style="normal" fo:font-weight="normal"/>
    </style:style>
    <style:style style:name="T7" style:family="text">
      <style:text-properties fo:font-variant="normal" fo:text-transform="none" fo:color="#232629" style:font-name="ui-monospace" fo:font-size="9.75pt" fo:letter-spacing="normal" fo:font-style="normal" fo:font-weight="normal"/>
    </style:style>
    <style:style style:name="T8" style:family="text">
      <style:text-properties fo:font-variant="normal" fo:text-transform="none" fo:color="#232629" style:font-name="ui-monospace" fo:font-size="9.75pt" fo:letter-spacing="normal" fo:font-style="normal" fo:font-weight="normal" officeooo:rsid="00264da5"/>
    </style:style>
    <style:style style:name="T9" style:family="text">
      <style:text-properties officeooo:rsid="0013de16"/>
    </style:style>
    <style:style style:name="T10" style:family="text">
      <style:text-properties officeooo:rsid="001938d2"/>
    </style:style>
    <style:style style:name="T11" style:family="text">
      <style:text-properties fo:color="#9cdcfe"/>
    </style:style>
    <style:style style:name="T12" style:family="text">
      <style:text-properties fo:color="#ce9178"/>
    </style:style>
    <style:style style:name="T13" style:family="text">
      <style:text-properties officeooo:rsid="001af741"/>
    </style:style>
    <style:style style:name="T14" style:family="text">
      <style:text-properties officeooo:rsid="001ba764"/>
    </style:style>
    <style:style style:name="T15" style:family="text">
      <style:text-properties officeooo:rsid="001c2997"/>
    </style:style>
    <style:style style:name="T16" style:family="text">
      <style:text-properties officeooo:rsid="004b3ead"/>
    </style:style>
    <style:style style:name="T17" style:family="text">
      <style:text-properties officeooo:rsid="004a91c7"/>
    </style:style>
    <style:style style:name="T18" style:family="text">
      <style:text-properties officeooo:rsid="0022f697"/>
    </style:style>
    <style:style style:name="T19" style:family="text">
      <style:text-properties officeooo:rsid="00264da5"/>
    </style:style>
    <style:style style:name="T20" style:family="text">
      <style:text-properties fo:color="#202020" style:font-name="Helvetica" officeooo:rsid="00a09293" style:font-weight-asian="normal" style:font-weight-complex="normal"/>
    </style:style>
    <style:style style:name="T21" style:family="text">
      <style:text-properties fo:color="#202020" style:font-name="Helvetica" fo:font-size="12pt" style:font-name-asian="sans-serif" style:font-size-asian="11.25pt" style:font-style-asian="normal" style:font-weight-asian="normal" style:font-weight-complex="normal"/>
    </style:style>
    <style:style style:name="T22" style:family="text">
      <style:text-properties fo:color="#202020" style:font-name="Helvetica" fo:font-size="12pt" officeooo:rsid="00a09293" style:font-name-asian="sans-serif" style:font-size-asian="11.25pt" style:font-style-asian="normal" style:font-weight-asian="normal" style:font-weight-complex="normal"/>
    </style:style>
    <style:style style:name="T23" style:family="text">
      <style:text-properties fo:color="#202124" style:font-name="arial" fo:font-size="12pt" officeooo:rsid="00a09293" style:font-weight-asian="normal" style:font-weight-complex="normal"/>
    </style:style>
    <style:style style:name="T24" style:family="text">
      <style:text-properties fo:color="#ea4335" style:font-name="arial" fo:font-size="12pt" officeooo:rsid="00a09293" style:font-weight-asian="normal" style:font-weight-complex="normal"/>
    </style:style>
    <style:style style:name="T25" style:family="text">
      <style:text-properties fo:color="#202122"/>
    </style:style>
    <style:style style:name="T26" style:family="text">
      <style:text-properties fo:color="#202122" style:font-name="Helvetica" fo:font-size="12pt" officeooo:rsid="00a09293" style:font-name-asian="sans-serif" style:font-size-asian="11.25pt" style:font-style-asian="normal" style:font-weight-asian="normal" style:font-weight-complex="normal"/>
    </style:style>
    <style:style style:name="T27" style:family="text">
      <style:text-properties fo:color="#202122" style:font-name="sans-serif" fo:font-size="11.25pt"/>
    </style:style>
    <style:style style:name="T28" style:family="text">
      <style:text-properties fo:color="#202122" style:font-name="sans-serif" fo:font-size="11.25pt" fo:language="en" fo:country="US"/>
    </style:style>
    <style:style style:name="T29" style:family="text">
      <style:text-properties fo:color="#202122" style:font-name="sans-serif" fo:font-size="11.25pt" fo:language="en" fo:country="US" officeooo:rsid="00a09293" style:font-weight-asian="normal" style:font-weight-complex="normal"/>
    </style:style>
    <style:style style:name="T30" style:family="text">
      <style:text-properties fo:color="#0645ad" style:text-line-through-style="none" style:text-line-through-type="none" style:font-name="Helvetica" fo:font-size="12pt" style:text-underline-style="none" officeooo:rsid="00a09293" style:text-blinking="false" fo:background-color="#ffffff" loext:char-shading-value="0" style:font-name-asian="sans-serif" style:font-size-asian="11.25pt" style:font-style-asian="normal" style:font-weight-asian="normal" style:font-weight-complex="normal"/>
    </style:style>
    <style:style style:name="T31" style:family="text">
      <style:text-properties fo:color="#0645ad" style:text-line-through-style="none" style:text-line-through-type="none" style:text-underline-style="none" style:text-blinking="false" fo:background-color="#ffffff" loext:char-shading-value="0"/>
    </style:style>
    <style:style style:name="T32" style:family="text">
      <style:text-properties fo:color="#0645ad" style:text-line-through-style="none" style:text-line-through-type="none" style:font-name="sans-serif" fo:font-size="11.25pt" style:text-underline-style="none" style:text-blinking="false"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text:p>
      <text:p text:style-name="P1">1 （</text:p>
      <text:p text:style-name="P1">就像是日誌的話，可以設置權限，任何人都能看，只有master權限的人才能看等；</text:p>
      <text:p text:style-name="P1">所以security level 和 authority相關聯；</text:p>
      <text:p text:style-name="P1">）</text:p>
      <text:p text:style-name="P1">For example, telecomms operators want their billing system to be able to see what’s happening in their switching system, but not affect it;</text:p>
      <text:p text:style-name="P2">（</text:p>
      <text:p text:style-name="P2">攝像頭雖然不能影響什麼，但是卻可以藉此提升安全等級；</text:p>
      <text:p text:style-name="P2">）</text:p>
      <text:p text:style-name="P2">multilevel confidentiality ideas are often applied in environments where they’re ineffective or even harmful, because of the huge vested interests and momentum behind them. This can be a contributory factor in the failure of large system projects, especially in the public sector.</text:p>
      <text:p text:style-name="P3">（</text:p>
      <text:p text:style-name="P3">多重加密，就是不希望很多訪問；比如曝光的事情，都是不希望很多人看到；</text:p>
      <text:p text:style-name="P3">）</text:p>
      <text:p text:style-name="P3">Where a top-down approach to security engineering is possible, it will typically take the form of threat model — security policy — security mechanisms. The critical, and often neglected, part of this process is the security policy.</text:p>
      <text:p text:style-name="P3">安全模型：威脅模型-安全政策-安全機制；</text:p>
      <text:p text:style-name="P3">A typical corporate information security policy：</text:p>
      <text:p text:style-name="P3">Megacorp Inc security policy 1. This policy is approved by Management. 2. All staff shall obey this security policy. 3. Data shall be available only to those with a ‘need-to-know’. 4. All breaches of this policy shall be reported at once to Security.</text:p>
      <text:p text:style-name="P3">安全政策：</text:p>
      <text:p text:style-name="P4">1 管理層認可的政策；</text:p>
      <text:p text:style-name="P4">2 所有人員必須服從這個政策；</text:p>
      <text:p text:style-name="P4">3 數據只會被需要的人接觸到；</text:p>
      <text:p text:style-name="P4">4 所與違背這個政策的行為，都要報告給安全部門；</text:p>
      <text:p text:style-name="P4"/>
      <text:p text:style-name="P5">2 使用online html 模板</text:p>
      <text:p text:style-name="P5">在Django中加入css，以及任何本地文件鏈接；</text:p>
      <text:p text:style-name="P5"><text:a xlink:type="simple" xlink:href="https://www.csestack.org/add-css-static-files-django/" text:style-name="Internet_20_link" text:visited-style-name="Visited_20_Internet_20_Link">https://www.csestack.org/add-css-static-files-django/</text:a></text:p>
      <text:p text:style-name="P5"><text:span text:style-name="T1">export</text:span><text:span text:style-name="T3"> </text:span><text:span text:style-name="T2">LD_LIBRARY_PATH</text:span><text:span text:style-name="T4">=</text:span><text:span text:style-name="T5">"/usr/local/lib/"</text:span></text:p>
      <text:p text:style-name="P10"/>
      <text:p text:style-name="P6">7/7</text:p>
      <text:p text:style-name="P6">1 網絡安全：</text:p>
      <text:p text:style-name="P6">Chapter 8 Multilevel Security 239 <text:s/>多層安全</text:p>
      <text:p text:style-name="P6">Chapter 9 Multilateral Security 275 多邊安全</text:p>
      <text:p text:style-name="P6">（</text:p>
      <text:p text:style-name="P6">多層安全，就像有好幾層保護一樣：比如家裡的保險柜，有家的鎖+保險柜的鎖；</text:p>
      <text:p text:style-name="P6">多邊安全，就像是線上消費的時候：需要密碼<text:span text:style-name="T9">（永久）</text:span>+驗證碼<text:span text:style-name="T9">（多變）</text:span>；</text:p>
      <text:p text:style-name="P7">（</text:p>
      <text:p text:style-name="P8">「</text:p>
      <text:p text:style-name="P7">之前公司使用的租借的功能的時候，也是這樣，每天會獲取一樣驗證碼，如果沒有獲得這個驗證碼，會導致租借的系統功能被鎖；</text:p>
      <text:p text:style-name="P8">」</text:p>
      <text:p text:style-name="P6">）</text:p>
      <text:p text:style-name="P6"/>
      <text:p text:style-name="P6"/>
      <text:p text:style-name="P6"><text:soft-page-break/>Other Practical Problems Multilevel secure systems are surprisingly expensive and difficult to build and deploy. There are many sources of cost and confusion. 1. MLS systems are built in small volumes, and often to high standards of physical robustness, using elaborate documentation, testing and other quality control measures driven by military purchasing bureaucracies. 2. MLS systems have idiosyncratic administration tools and procedures. A trained Unix administrator can’t just take on an MLS installation without significant further training. A USAF survey showed that many MLS systems were installed without their features being used [1044]. 3. Many applications need to be rewritten or at least greatly modified to run under MLS operating systems [1092]. For example, compartmented mode workstations that display information at different levels in different windows, and prevent the user from doing cut-and-paste operations from high to low, often have problems with code which tries to manipulate the colour map. Access to files might be quite different, as well as the format of things like access control lists. Another source of conflict with commercial software is the licence server; if a High user invokes an application, which goes to a licence server for permission to execute, then an MLS operating system will promptly reclassify the server High and deny access to Low users. So in practice, you usually end up (a) running two separate</text:p>
      <text:p text:style-name="P6">license servers, thus violating the license terms, or (b) you have an MLS license server which tracks licenses at all levels (this restricts your choice of platforms), or (c) you only access the licensed software at one of the levels. 4. Because processes are automatically upgraded as they see new labels, the files they use have to be too. New files default to the highest label belonging to any possible input. The result of all this is a chronic tendency for things to be overclassified. 5. It is often inconvenient to deal with ‘blind write-up’ — when a low level application sends data to a higher level one, BLP prevents any acknowledgment being sent. The effect is that information vanishes into a ‘black hole’. The answer to this is varied. Some organizations accept the problem as a fact of life; in the words of a former NSA chief scientist ‘When you pray to God, you do not expect an individual acknowledgement of each prayer before saying the next one’. Others use pumps rather than prayer, and accept a residual covert bandwidth as a fact of life. 6. The classification of data can get complex: in the run-up to a military operation, the location of ‘innocuous’ stores such as food could reveal tactical intentions, and so may be suddenly upgraded. It follows that the tranquility property cannot simply be assumed; classifications are not necessarily monotone. Equipment classified at ‘confidential’ in the peacetime inventory may easily contain components classified ‘secret’; information may need to be downgraded. An intelligence analyst might need to take a satellite photo classified at TS/SCI, and paste it into an assessment for field commanders at ‘secret’. However, information could have been covertly hidden in the image by a virus, and retrieved later once the file is downgraded. So downgrading procedures may involve all sorts of special filters, such as lossy compression of images and word processors which scrub and reformat text, in the hope that the only information remaining is that which lies in plain sight. (I will discuss information hiding in more detail in the context of copyright marking.) we may need to worry about the volume of information available to an attacker. For example, we might be happy to declassify any single satellite photo, but declassifying the whole collection would reveal our surveillance capability and the history of our intelligence priorities. Similarly, the government payroll may not be very sensitive per se, but it is well known that journalists can often identify intelligence personnel working under civilian cover from studying the evolution of</text:p>
      <text:p text:style-name="P6">departmental staff lists over a period of a few years. (I will look at this issue — the ‘aggregation problem’ — in more detail in section 9.3.2.) a related problem is that the output of an unclassified program acting on unclassified data may be classified. This is also related to the aggregation problem. 7. There are always system components — such as memory management — that must be able to read and write at all levels. This objection is dealt with by abstracting it away, and assuming that memory management is part of the trusted computing base which enforces our mandatory access control policy. The practical outcome is that often a quite uncomfortably large part of the operating system (plus utilities, plus windowing system software, plus middleware such as database software) ends up part of the trusted computing base. ‘TCB bloat’ constantly pushes up the cost of evaluation and reduces assurance. 8. Finally, although MLS systems can prevent undesired things <text:soft-page-break/>(such as information leakage) from happening, they also prevent desired things from happening too (such as efficient ways of enabling data to be downgraded from High to Low, which are essential if many systems are to be useful). So even in military environments, the benefits they provide can be very questionable. The associated doctrine also sets all sorts of traps for government systems builders. A recent example comes from the debate over a UK law to extend wiretaps to Internet Service Providers (ISPs). (I’ll discuss wiretapping in Part III). Opponents of the bill forced the government to declare that information on the existence of an interception operation against an identified target would be classified ‘Secret’. This would have made wiretaps on Internet traffic impossible without redeveloping all the systems used by Internet Service Providers to support an MLS security policy — which would have been totally impractical. So the UK government had to declare that it wouldn’t apply the laid down standards in this case because of cost.</text:p>
      <text:p text:style-name="P9">MLS系統難以實用的點很多：把應用分成了high security level 和 low security level，這樣就會出現，資料傳輸和回饋的障礙；除了系統之外，很多的應用軟體都要重新寫，這也很難實現；</text:p>
      <text:p text:style-name="P9">（</text:p>
      <text:p text:style-name="P9">但是，正是因為如此，之後，如果MLS的系統可能能夠成為一個，不同於windows系統的方向；</text:p>
      <text:p text:style-name="P9">）</text:p>
      <text:p text:style-name="P9"/>
      <text:p text:style-name="P16">7/8</text:p>
      <text:p text:style-name="P16">1 Django </text:p>
      <text:p text:style-name="P16">使用post的時候，無法直接使用render跳轉頁面，需要使用：</text:p>
      <text:p text:style-name="P16">先新建一個可以直接跳轉這個頁面的path和<text:span text:style-name="T13">view中的函數，然後可以使用這個path來跳轉；</text:span></text:p>
      <text:p text:style-name="P17"><text:span text:style-name="T11">window</text:span>.<text:span text:style-name="T11">location</text:span>.<text:span text:style-name="T11">href</text:span> = <text:span text:style-name="T12">'analysisModels/test'</text:span>;</text:p>
      <text:p text:style-name="P16">鏈接說明：</text:p>
      <text:p text:style-name="P16"><text:a xlink:type="simple" xlink:href="https://stackoverflow.com/questions/43420253/django-render-not-working-when-redirected-from-another-view" text:style-name="Internet_20_link" text:visited-style-name="Visited_20_Internet_20_Link">https://stackoverflow.com/questions/43420253/django-render-not-working-when-redirected-from-another-view</text:a></text:p>
      <text:p text:style-name="P16">或者</text:p>
      <text:p text:style-name="P18"><text:span text:style-name="T10">使用form的方式</text:span><text:span text:style-name="T15">，就可以直接使用render進行跳轉了</text:span><text:span text:style-name="T14">；</text:span></text:p>
      <text:p text:style-name="P16"/>
      <text:p text:style-name="P19">7/11</text:p>
      <text:p text:style-name="P19">1 速度分析</text:p>
      <text:p text:style-name="P19">分析结果</text:p>
      <text:p text:style-name="P20">平均，中位，最低，最高</text:p>
      <text:p text:style-name="P16"/>
      <text:p text:style-name="P21">7/26</text:p>
      <text:p text:style-name="P21">1 aws使用手冊：</text:p>
      <text:p text:style-name="P21">step1：建構好系統；</text:p>
      <text:p text:style-name="P21">step2：把git中的代碼拉到雲服務器中；</text:p>
      <text:p text:style-name="P21">step3：運行程序；</text:p>
      <text:p text:style-name="P21">step4：遠程鏈接程序；</text:p>
      <text:p text:style-name="P16"/>
      <text:p text:style-name="P23">設定ssh的方法:</text:p>
      <text:p text:style-name="P23">step1：使用ssh指令後，會產生兩個文件；</text:p>
      <text:p text:style-name="P23">step2：把這兩個文件拷貝到~\.ssh下面；</text:p>
      <text:p text:style-name="P23">step3：進入.ssh下面，新建一個config,(vim config)；</text:p>
      <text:p text:style-name="P23">step4：貼入下面的內容：</text:p>
      <text:p text:style-name="P24"><text:span text:style-name="T17"># </text:span><text:span text:style-name="T18">github</text:span></text:p>
      <text:p text:style-name="P23">Host github.com</text:p>
      <text:p text:style-name="P23">HostName github.com</text:p>
      <text:p text:style-name="P24"><text:span text:style-name="T17">User </text:span><text:span text:style-name="T6">pengzhen80</text:span></text:p>
      <text:p text:style-name="P24"><text:span text:style-name="T17">IdentityFile /home/</text:span><text:span text:style-name="T18">ubuntu</text:span><text:span text:style-name="T17">/.ssh/</text:span><text:span text:style-name="T18">pengzhen_git</text:span></text:p>
      <text:p text:style-name="P23"><text:soft-page-break/></text:p>
      <text:p text:style-name="P23">第一個xxxxx是郵箱名<text:span text:style-name="T16">，第二個xxx是生存的文件的名字；</text:span></text:p>
      <text:p text:style-name="P23">然後進入</text:p>
      <text:p text:style-name="P22"><text:a xlink:type="simple" xlink:href="https://bitbucket.org/account/settings/ssh-keys/" text:style-name="Internet_20_link" text:visited-style-name="Visited_20_Internet_20_Link">https://bitbucket.org/account/settings/ssh-keys/</text:a></text:p>
      <text:p text:style-name="P22">把生成的文件.pub 的內容拷貝到鑰匙中；</text:p>
      <text:p text:style-name="P22"/>
      <text:p text:style-name="P22">step5: 測試一下，用git clone ssh的方式git clone；</text:p>
      <text:p text:style-name="P16"/>
      <text:p text:style-name="P26">ping aws 服務器：</text:p>
      <text:p text:style-name="P26"><text:a xlink:type="simple" xlink:href="https://www.youtube.com/watch?v=sldpPQ1eUI0" text:style-name="Internet_20_link" text:visited-style-name="Visited_20_Internet_20_Link">https://www.youtube.com/watch?v=sldpPQ1eUI0</text:a></text:p>
      <text:p text:style-name="P26"/>
      <text:p text:style-name="P26">Invalid HTTP_HOST header: '3.84.205.3:8000'. You may need to add '3.84.205.3' to ALLOWED_HOSTS.</text:p>
      <text:p text:style-name="P27">解決方案：</text:p>
      <text:p text:style-name="P27"><text:a xlink:type="simple" xlink:href="https://www.cnblogs.com/baby123/p/12122703.html" text:style-name="Internet_20_link" text:visited-style-name="Visited_20_Internet_20_Link">https://www.cnblogs.com/baby123/p/12122703.html</text:a></text:p>
      <text:p text:style-name="P27"/>
      <text:p text:style-name="P16"/>
      <text:p text:style-name="P25"><text:span text:style-name="T19">2 aws 誤刪</text:span><text:span text:style-name="T7">authorized_keys的做法</text:span></text:p>
      <text:p text:style-name="P25"><text:span text:style-name="T7">step</text:span><text:span text:style-name="T8">1：找到本地的pem文件，</text:span></text:p>
      <text:p text:style-name="P11">輸入命令：</text:p>
      <text:p text:style-name="P11">ssh-keygen -y -f xxx.pem</text:p>
      <text:p text:style-name="P11">生成公匙：</text:p>
      <text:p text:style-name="P11">舉例：</text:p>
      <text:p text:style-name="P11">ssh-rsa AAAAB3NzaC1yc2EAAAADAQABAAABAQClKsfkNkuSevGj3eYhCe53pcjqP3maAhDFcvBS7O6V hz2ItxCih+PnDSUaw+WNQn/mZphTk/a/gU8jEzoOWbkM4yxyb/wB96xbiFveSFJuOp/d6RJhJOI0iBXr lsLnBItntckiJ7FbtxJMXLvvwJryDUilBMTjYtwB+QhYXUMOzce5Pjz5/i8SeJtjnV3iAoG/cQk+0FzZ qaeJAAHco+CY/5WrUBkrHmFJr6HcXkvJdWPkYQS3xqC0+FmUZofz221CBt5IMucxXPkX4rWi+z7wB3Rb BQoQzd8v7yeb7OzlPnWOyN0qFU0XA246RA8QFYiCNYwI3f05p6KLxEXAMPLE</text:p>
      <text:p text:style-name="P11"/>
      <text:p text:style-name="P11">step2：使用ec2的線上鏈接的方式進入系統；</text:p>
      <text:p text:style-name="P11">step3：在.ssh文件夾下面新建一個authorized_keys</text:p>
      <text:p text:style-name="P11">vim authorized_keys</text:p>
      <text:p text:style-name="P11">複製上面的公匙內容到authorized_keys；</text:p>
      <text:p text:style-name="P11">就可以打開了</text:p>
      <text:p text:style-name="P11"/>
      <text:p text:style-name="P12">7/29</text:p>
      <text:p text:style-name="P11">１ linear mixed effects models</text:p>
      <text:p text:style-name="P12">線性混合影響模型；</text:p>
      <text:p text:style-name="P13">加速規和陀螺儀組成的<text:span text:style-name="T20">IMU裝置的數據樣本，論文中是使用線性混合模型進行分析的；</text:span></text:p>
      <text:p text:style-name="P28">what？</text:p>
      <text:p text:style-name="P13"><text:span text:style-name="T23">Linear mixed models are </text:span><text:span text:style-name="T24">an extension of simple linear models to allow both fixed and random effects</text:span><text:span text:style-name="T23">, and are particularly used when there is non independence in the data, such as arises from a hierarchical structure. For example, students could be sampled from within classrooms, or patients from within doctors.</text:span></text:p>
      <text:p text:style-name="P29">（</text:p>
      <text:p text:style-name="P29">使用場景：既有固定的關係，也有隨機的關係；</text:p>
      <text:p text:style-name="P29">比如：學生和教室的關係，病人和醫生的關係；學生肯定有一個教室，但是學生在哪個教室，卻是隨機的；</text:p>
      <text:p text:style-name="P29">）</text:p>
      <text:p text:style-name="P29"/>
      <text:p text:style-name="P14"><text:soft-page-break/><text:span text:style-name="T26">迴歸分析（英語：</text:span><text:span text:style-name="T29">Regression Analysis</text:span><text:span text:style-name="T26">）是一種</text:span><text:a xlink:type="simple" xlink:href="https://zh.wikipedia.org/wiki/統計學" text:style-name="Internet_20_link" text:visited-style-name="Visited_20_Internet_20_Link"><text:span text:style-name="T30">統計學</text:span></text:a><text:span text:style-name="T26">上分析數據的方法，目的在於了解兩個或多個變數間是否相關、相關方向與強度，並建立數學模型以便觀察特定變數來預測研究者感興趣的變數。更具體的來說，迴歸分析可以幫助人們了解在只有一個自變數變化時應變數的變化量。一般來說，通過迴歸分析我們可以由給出的自變數估計應變數的條件期望。</text:span></text:p>
      <text:p text:style-name="P30"/>
      <text:p text:style-name="P31">先了解：線性回歸，多線性回歸；</text:p>
      <text:p text:style-name="P32">（</text:p>
      <text:p text:style-name="P32">把多條線性回歸的圖放在一起，組成的就是混合線性回歸；</text:p>
      <text:p text:style-name="P32">這時候，一般把每條線性回歸成為一個group；</text:p>
      <text:p text:style-name="P32">能夠組合在一起的原因是：x和y有fixed的effect；</text:p>
      <text:p text:style-name="P32">不同的group的趨勢不一樣，就是所謂的random effect；</text:p>
      <text:p text:style-name="P32">）</text:p>
      <text:p text:style-name="P32"/>
      <text:p text:style-name="P32">文章：一句話說清楚什麼是混合線性模型？</text:p>
      <text:p text:style-name="P32">直線方程知道嗎？</text:p>
      <text:p text:style-name="P32">一句話說明就是：多條直線方程的集合；</text:p>
      <text:p text:style-name="P32"/>
      <text:p text:style-name="P33">拆解：</text:p>
      <text:p text:style-name="P15"><text:span text:style-name="T21">1 </text:span><text:span text:style-name="T22">每條線性回歸的直線，都是一個group；</text:span></text:p>
      <text:p text:style-name="P15"><text:span text:style-name="T21">2 </text:span><text:span text:style-name="T22">這些直線之所以能在同一個坐標軸中，是因為x和y因素是固定的，也就是所謂的fixed effect；</text:span></text:p>
      <text:p text:style-name="P33">3 不同的group的趨勢不一樣，就是所謂的random effect；</text:p>
      <text:p text:style-name="P33"/>
      <text:p text:style-name="P34">7/31</text:p>
      <text:p text:style-name="P34">1 不論做什麼樣的項目，首先要找的是框架，通過這個框架去開發適配需求的應用，而不是一切都從零開始，如果都是從零開始，就不知道怎麼去匹配自己的需求了；</text:p>
      <text:p text:style-name="P34">2 框架都有授權條款：</text:p>
      <text:p text:style-name="P34"><text:span text:style-name="T27">MIT</text:span><text:span text:style-name="T25">授權條款（英語：</text:span><text:span text:style-name="T28">The MIT License</text:span><text:span text:style-name="T25">）是許多</text:span><text:a xlink:type="simple" xlink:href="https://zh.wikipedia.org/wiki/軟體" text:style-name="Internet_20_link" text:visited-style-name="Visited_20_Internet_20_Link">軟體</text:a><text:a xlink:type="simple" xlink:href="https://zh.wikipedia.org/wiki/授權_(法律)" text:style-name="Internet_20_link" text:visited-style-name="Visited_20_Internet_20_Link">授權</text:a><text:span text:style-name="T25">條款中，被廣泛使用的其中一種。與其他常見的軟體授權條款（如</text:span><text:a xlink:type="simple" xlink:href="https://zh.wikipedia.org/wiki/GPL" text:style-name="Internet_20_link" text:visited-style-name="Visited_20_Internet_20_Link"><text:span text:style-name="T32">GPL</text:span></text:a><text:span text:style-name="T25">、</text:span><text:a xlink:type="simple" xlink:href="https://zh.wikipedia.org/wiki/LGPL" text:style-name="Internet_20_link" text:visited-style-name="Visited_20_Internet_20_Link"><text:span text:style-name="T32">LGPL</text:span></text:a><text:span text:style-name="T25">、</text:span><text:a xlink:type="simple" xlink:href="https://zh.wikipedia.org/wiki/BSD_license" text:style-name="Internet_20_link" text:visited-style-name="Visited_20_Internet_20_Link"><text:span text:style-name="T32">BSD</text:span></text:a><text:span text:style-name="T25">）相比，</text:span><text:span text:style-name="T27">MIT</text:span><text:span text:style-name="T25">是相對寬鬆的軟體授權條款。</text:span></text:p>
      <text:p text:style-name="P34"><text:span text:style-name="T25"/></text:p>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Lucida Console', monospace"/>
    <style:font-face style:name="Droid Sans Mono" svg:font-family="'Droid Sans Mono', monospace, monospace"/>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arial" svg:font-family="arial, sans-serif"/>
    <style:font-face style:name="sans-serif" svg:font-family="sans-serif"/>
    <style:font-face style:name="ui-monospace" svg:font-family="ui-monospace, 'Cascadia Mono', 'Segoe UI Mono', 'Liberation Mono', Menlo, Monaco, Consolas,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6T11:25:38.295776502</meta:creation-date>
    <dc:date>2022-07-31T16:23:45.343601697</dc:date>
    <meta:editing-duration>P1DT9H17M27S</meta:editing-duration>
    <meta:editing-cycles>30</meta:editing-cycles>
    <meta:generator>LibreOffice/6.4.7.2$Linux_X86_64 LibreOffice_project/40$Build-2</meta:generator>
    <meta:document-statistic meta:table-count="0" meta:image-count="0" meta:object-count="0" meta:page-count="5" meta:paragraph-count="125" meta:word-count="2743" meta:character-count="10398" meta:non-whitespace-character-count="9141"/>
  </office:meta>
</office:document-meta>
</file>